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ena Sanz - Arquitecta de Datos. 6 años trabajando con Big Data. Especialista en SQL avanzado y bases de datos NoSQL. Desarrollo de soluciones en Python y Spark. Gestión de servicios Cloud en AWS (S3, Redshift). Experiencia previa configurando Airflow y despliegues en contenedores Kuberne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5:58.193544872</dc:date>
    <meta:editing-duration>PT2M5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5" meta:character-count="294" meta:non-whitespace-character-count="250"/>
  </office:meta>
</office:document-meta>
</file>